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99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table:style-name="ce1"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table:style-name="ce1"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table:style-name="ce1"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3" office:value-type="string" calcext:value-type="string">
            <text:p>00_01</text:p>
          </table:table-cell>
          <table:table-cell table:style-name="ce3" office:value-type="string" calcext:value-type="string">
            <text:p>AD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Z</text:p>
          </table:table-cell>
          <table:table-cell table:style-name="ce3" office:value-type="string" calcext:value-type="string">
            <text:p>a 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rex_d1 (A) -&gt; alu2_a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01_01</text:p>
          </table:table-cell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,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rex_d1 (A) -&gt; exmem_val</text:p>
          </table:table-cell>
          <table:table-cell table:style-name="ce4" office:value-type="string" calcext:value-type="string">
            <text:p>rrex_d2 (B) -&gt; alu2_a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4" office:value-type="string" calcext:value-type="string">
            <text:p>11_00</text:p>
          </table:table-cell>
          <table:table-cell table:style-name="ce4" office:value-type="string" calcext:value-type="string">
            <text:p>BEQ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,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rex_d1 (A) -&gt; alu2_a</text:p>
          </table:table-cell>
          <table:table-cell table:style-name="ce4" office:value-type="string" calcext:value-type="string">
            <text:p>rrex_d2 (B) -&gt; alu2_b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5" office:value-type="string" calcext:value-type="string">
            <text:p>10_01</text:p>
          </table:table-cell>
          <table:table-cell table:style-name="ce5" office:value-type="string" calcext:value-type="string">
            <text:p>JL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rex_d2 (B) -&gt; exmem_val</text:p>
          </table:table-cell>
          <table:table-cell table:style-name="ce5"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01_00</text:p>
          </table:table-cell>
          <table:table-cell table:style-name="ce5" office:value-type="string" calcext:value-type="string">
            <text:p>LW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rrex_d2 (B) -&gt; alu2_a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" office:value-type="string" calcext:value-type="string">
            <text:p>01_10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vs Actual -&gt; D1 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6" office:value-type="string" calcext:value-type="string">
            <text:p>01_11</text:p>
          </table:table-cell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vs Actual -&gt; D1 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00</text:p>
          </table:table-cell>
          <table:table-cell table:style-name="ce2" office:value-type="string" calcext:value-type="string">
            <text:p>AD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C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U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 office:value-type="string" calcext:value-type="string">
            <text:p>00_10</text:p>
          </table:table-cell>
          <table:table-cell table:style-name="ce2" office:value-type="string" calcext:value-type="string">
            <text:p>ND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,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rex_d1 (A) -&gt; alu2_a</text:p>
          </table:table-cell>
          <table:table-cell table:style-name="ce2" office:value-type="string" calcext:value-type="string">
            <text:p>rrex_d2 (B) -&gt; alu2_b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3" office:value-type="string" calcext:value-type="string">
            <text:p>00_01</text:p>
          </table:table-cell>
          <table:table-cell table:style-name="ce3" office:value-type="string" calcext:value-type="string">
            <text:p>AD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Z</text:p>
          </table:table-cell>
          <table:table-cell table:style-name="ce3" office:value-type="string" calcext:value-type="string">
            <text:p>a 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rex_d1 (A) -&gt; alu2_a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4" office:value-type="string" calcext:value-type="string">
            <text:p>01_01</text:p>
          </table:table-cell>
          <table:table-cell table:style-name="ce4" office:value-type="string" calcext:value-type="string">
            <text:p>SW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,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rex_d1 (A) -&gt; exmem_val</text:p>
          </table:table-cell>
          <table:table-cell table:style-name="ce4" office:value-type="string" calcext:value-type="string">
            <text:p>rrex_d2 (B) -&gt; alu2_a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4" office:value-type="string" calcext:value-type="string">
            <text:p>11_00</text:p>
          </table:table-cell>
          <table:table-cell table:style-name="ce4" office:value-type="string" calcext:value-type="string">
            <text:p>BEQ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,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rex_d1 (A) -&gt; alu2_a</text:p>
          </table:table-cell>
          <table:table-cell table:style-name="ce4" office:value-type="string" calcext:value-type="string">
            <text:p>rrex_d2 (B) -&gt; alu2_b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6" office:value-type="string" calcext:value-type="string">
            <text:p>01_11</text:p>
          </table:table-cell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a 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 vs Actual -&gt; D1 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01_10</text:p>
          </table:table-cell>
          <table:table-cell table:style-name="ce7" office:value-type="string" calcext:value-type="string">
            <text:p>LM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 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 vs Actual -&gt; D1 </text:p>
          </table:table-cell>
          <table:table-cell table:style-name="ce7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01_00</text:p>
          </table:table-cell>
          <table:table-cell table:style-name="ce8" office:value-type="string" calcext:value-type="string">
            <text:p>LW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rrex_d2 (B) -&gt; alu2_a</text:p>
          </table:table-cell>
          <table:table-cell table:style-name="ce8"/>
        </table:table-row>
        <table:table-row table:style-name="ro1">
          <table:table-cell table:number-columns-repeated="6"/>
          <table:table-cell table:style-name="ce5" office:value-type="string" calcext:value-type="string">
            <text:p>10_01</text:p>
          </table:table-cell>
          <table:table-cell table:style-name="ce5" office:value-type="string" calcext:value-type="string">
            <text:p>JL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rrex_d2 (B) -&gt; exmem_val</text:p>
          </table:table-cell>
          <table:table-cell table:style-name="ce5"/>
        </table:table-row>
        <table:table-row table:style-name="ro1">
          <table:table-cell table:number-columns-repeated="6"/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 style:data-style-name="N2" text:time-value="01:08:37.491122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0:17:37.751345011</meta:creation-date>
    <meta:generator>LibreOffice/5.1.6.2$Linux_X86_64 LibreOffice_project/10m0$Build-2</meta:generator>
    <dc:date>2019-11-05T17:29:39.775575727</dc:date>
    <meta:editing-duration>PT5H11M3S</meta:editing-duration>
    <meta:editing-cycles>14</meta:editing-cycles>
    <meta:document-statistic meta:table-count="1" meta:cell-count="334" meta:object-count="0"/>
  </office:meta>
</office:document-meta>
</file>